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68299CFDA84A75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3.799cm"/>
    </style:style>
    <style:style style:name="Procedemento.B" style:family="table-column">
      <style:table-column-properties style:column-width="15.68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43b290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 style:list-style-name="L1">
      <style:paragraph-properties fo:line-height="100%" fo:text-align="start" style:justify-single-word="false"/>
      <style:text-properties officeooo:rsid="0286cb52" officeooo:paragraph-rsid="0286cb52"/>
    </style:style>
    <style:style style:name="P16" style:family="paragraph" style:parent-style-name="Table_20_Contents" style:list-style-name="L1">
      <style:paragraph-properties fo:line-height="100%" fo:text-align="start" style:justify-single-word="false"/>
      <style:text-properties officeooo:rsid="0286cb52" officeooo:paragraph-rsid="0293c597"/>
    </style:style>
    <style:style style:name="P17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93c597" officeooo:paragraph-rsid="0293c597" style:font-size-asian="10.5pt" style:font-size-complex="12pt"/>
    </style:style>
    <style:style style:name="P18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86cb52" officeooo:paragraph-rsid="0286cb52" style:font-size-asian="10.5pt" style:font-size-complex="12pt"/>
    </style:style>
    <style:style style:name="P19" style:family="paragraph" style:parent-style-name="Table_20_Contents" style:list-style-name="L2">
      <style:paragraph-properties fo:margin-top="0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7339f" officeooo:paragraph-rsid="0287339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margin-top="0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3c597" officeooo:paragraph-rsid="0293c59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3c597" officeooo:paragraph-rsid="0293c59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d8409" officeooo:paragraph-rsid="027d93dd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d8409" officeooo:paragraph-rsid="028d8409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91c53e" officeooo:paragraph-rsid="0291c53e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d8409" officeooo:paragraph-rsid="029542c4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9542c4" officeooo:paragraph-rsid="029542c4" style:font-size-asian="12pt" style:font-weight-asian="normal" style:font-name-complex="Calibri1" style:font-size-complex="12pt" style:font-weight-complex="normal"/>
    </style:style>
    <style:style style:name="P2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2pt" fo:language="gl" fo:country="ES" style:font-size-asian="10.5pt" style:font-size-complex="12pt"/>
    </style:style>
    <style:style style:name="T6" style:family="text">
      <style:text-properties style:font-name="Liberation Sans" fo:font-size="12pt" fo:language="gl" fo:country="ES" officeooo:rsid="0211215b" style:font-size-asian="10.5pt" style:font-size-complex="12pt"/>
    </style:style>
    <style:style style:name="T7" style:family="text">
      <style:text-properties style:font-name="Liberation Sans" fo:font-size="12pt" fo:language="gl" fo:country="ES" officeooo:rsid="0293c597" style:font-size-asian="10.5pt" style:font-size-complex="12pt"/>
    </style:style>
    <style:style style:name="T8" style:family="text">
      <style:text-properties officeooo:rsid="0243b290"/>
    </style:style>
    <style:style style:name="T9" style:family="text">
      <style:text-properties officeooo:rsid="0286cb52"/>
    </style:style>
    <style:style style:name="T10" style:family="text">
      <style:text-properties officeooo:rsid="0293c597"/>
    </style:style>
    <style:style style:name="T11" style:family="text">
      <style:text-properties officeooo:rsid="029542c4"/>
    </style:style>
    <style:style style:name="T12" style:family="text">
      <style:text-properties officeooo:rsid="0295bec4"/>
    </style:style>
    <style:style style:name="T13" style:family="text">
      <style:text-properties officeooo:rsid="0299f7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8">26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2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9">Instalación dúal: GNU/Linux e Windows. Problemas de arranque.</text:span></text:p>
          </table:table-cell>
        </table:table-row>
        <table:table-row table:style-name="Procedemento.2">
          <table:table-cell table:style-name="Procedemento.A2" office:value-type="string">
            <text:list xml:id="list2259062641" text:style-name="L1">
              <text:list-header>
                <text:p text:style-name="P15"/>
              </text:list-header>
              <text:list-item>
                <text:p text:style-name="P15"><text:span text:style-name="T6">P</text:span><text:span text:style-name="T5">ráctica 2</text:span><text:span text:style-name="T7">1</text:span></text:p>
              </text:list-item>
              <text:list-item>
                <text:p text:style-name="P17">Práctica 22</text:p>
              </text:list-item>
              <text:list-item>
                <text:p text:style-name="P16"><text:span text:style-name="T6">P</text:span><text:span text:style-name="T5">ráctica 23</text:span></text:p>
              </text:list-item>
              <text:list-item>
                <text:p text:style-name="P18">Práctica 24</text:p>
              </text:list-item>
            </text:list>
            <text:p text:style-name="P13"/>
          </table:table-cell>
          <table:table-cell table:style-name="Procedemento.A2" office:value-type="string">
            <text:list xml:id="list723492371" text:style-name="L2">
              <text:list-item>
                <text:p text:style-name="P19">Repetir as prácticas 2<text:span text:style-name="T10">1, 22, 2</text:span>3 e 24, <text:span text:style-name="T10">pero agora invertindo a orde de instalación: </text:span></text:p>
                <text:list>
                  <text:list-item>
                    <text:p text:style-name="P20">Instalar primeiro GNU/Linux Kali amd64.</text:p>
                  </text:list-item>
                  <text:list-item>
                    <text:p text:style-name="P20">Instalar logo, <text:span text:style-name="T13">no mesmo disco duro, </text:span>W10 Pro Education x64.</text:p>
                  </text:list-item>
                </text:list>
              </text:list-item>
              <text:list-item>
                <text:p text:style-name="P21">Comprobar arranques dos SSOO.</text:p>
              </text:list-item>
            </text:list>
          </table:table-cell>
        </table:table-row>
      </table:table>
      <text:p text:style-name="P8"/>
      <text:p text:style-name="P8">Procedemento:<text:span text:style-name="T4"> </text:span></text:p>
      <text:list xml:id="list3221031840" text:style-name="L3">
        <text:list-item>
          <text:p text:style-name="P22">Repetir as prácticas 2<text:span text:style-name="T11">1, 22, 23</text:span> e 24, tendo en conta:</text:p>
          <text:list>
            <text:list-item>
              <text:p text:style-name="P25">Distribución GNU/Linux a empregar: Kali amd64</text:p>
            </text:list-item>
            <text:list-item>
              <text:p text:style-name="P26">SO Windows a empregar: W10 Pro Education x64.</text:p>
            </text:list-item>
            <text:list-item>
              <text:p text:style-name="P26">Instalar primeiro en todo o disco duro: Kali amd64.</text:p>
            </text:list-item>
            <text:list-item>
              <text:p text:style-name="P26">Instalar, no mesmo disco duro, Windows 10 Pro Education x64.</text:p>
            </text:list-item>
            <text:list-item>
              <text:p text:style-name="P23">Avisar ao docente por cada intento de instalación.</text:p>
            </text:list-item>
            <text:list-item>
              <text:p text:style-name="P24">Xerar apartados en esta práctica, identificando a <text:span text:style-name="T12">orde de instalación, </text:span>para contestar as preguntas das prácticas <text:span text:style-name="T12">21, 22, </text:span>23 e 24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68299CFDA84A75B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68299CFDA84A75B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0</meta:editing-cycles>
    <meta:creation-date>2019-11-09T13:25:03.151138236</meta:creation-date>
    <meta:editing-duration>PT11H14M10S</meta:editing-duration>
    <meta:generator>LibreOffice/6.1.5.2$Linux_X86_64 LibreOffice_project/10$Build-2</meta:generator>
    <dc:subject>Práctica 26 - Xenérica</dc:subject>
    <dc:title>Taller - MME</dc:title>
    <dc:date>2020-03-12T10:02:13.402300605</dc:date>
    <meta:document-statistic meta:table-count="2" meta:image-count="2" meta:object-count="0" meta:page-count="1" meta:paragraph-count="28" meta:word-count="167" meta:character-count="988" meta:non-whitespace-character-count="8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